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sts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Content Placeholder 4" text:anchor-type="as-char" svg:x="0in" svg:y="0in" svg:width="6.26806in" svg:height="5.33403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Parasts" style:display-name="Parasts" style:family="paragraph">
      <style:text-properties fo:hyphenate="false"/>
    </style:style>
    <style:style style:name="Noklusējumarindkopasfonts" style:display-name="Noklusējuma rindkopas fonts" style:family="text"/>
    <style:style style:name="MANSVIRSRAKSTS1" style:display-name="MANS VIRSRAKSTS1" style:family="paragraph" style:parent-style-name="Citāts">
      <style:text-properties style:font-name="Times New Roman" fo:font-weight="bold" style:font-weight-asian="bold" fo:font-style="normal" style:font-style-asian="normal" fo:color="#000000" fo:font-size="12pt" style:font-size-asian="12pt" fo:hyphenate="false"/>
    </style:style>
    <style:style style:name="MANSVIRSRAKSTS1Rakstz." style:display-name="MANS VIRSRAKSTS1 Rakstz." style:family="text" style:parent-style-name="CitātsRakstz.">
      <style:text-properties style:font-name="Times New Roman" fo:font-weight="bold" style:font-weight-asian="bold" fo:font-style="normal" style:font-style-asian="normal" style:font-style-complex="italic" fo:color="#000000" fo:font-size="12pt" style:font-size-asian="12pt"/>
    </style:style>
    <style:style style:name="Citāts" style:display-name="Citāts" style:family="paragraph" style:parent-style-name="Parasts" style:next-style-name="Parasts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ātsRakstz." style:display-name="Citāts Rakstz." style:family="text" style:parent-style-name="Noklusējumarindkopasfonts">
      <style:text-properties fo:font-style="italic" style:font-style-asian="italic" style:font-style-complex="italic" fo:color="#404040"/>
    </style:style>
    <style:style style:name="Dokiteksts" style:display-name="Doki teksts" style:family="paragraph" style:parent-style-name="Parasts">
      <style:paragraph-properties style:vertical-align="baseline" fo:line-height="106%"/>
      <style:text-properties style:font-name="Times New Roman" style:font-name-asian="Calibri" style:font-name-complex="Times New Roman" fo:font-size="12pt" style:font-size-asian="12pt" fo:hyphenate="false"/>
    </style:style>
    <style:style style:name="Manstekstiem" style:display-name="Mans tekstiem" style:family="paragraph" style:parent-style-name="Parasts" style:auto-update="true">
      <style:paragraph-properties fo:text-align="justify" style:vertical-align="baseline" fo:line-height="150%"/>
      <style:text-properties style:font-name="Times New Roman" style:font-weight-complex="bold" fo:font-size="12pt" style:font-size-asian="12pt" fo:hyphenate="false"/>
    </style:style>
    <style:style style:name="ManstekstiemRakstz." style:display-name="Mans tekstiem Rakstz." style:family="text" style:parent-style-name="Noklusējumarindkopasfonts">
      <style:text-properties style:font-name="Times New Roman" style:font-weight-complex="bold" fo:font-size="12pt" style:font-size-asian="12pt"/>
    </style:style>
    <style:style style:name="Stils1" style:display-name="Stils1" style:family="paragraph" style:parent-style-name="Parasts">
      <style:paragraph-properties fo:text-align="justify" style:vertical-align="baseline" fo:margin-bottom="0.0993in" fo:line-height="100%" fo:margin-left="0.4006in" fo:text-indent="-0.0069in">
        <style:tab-stops/>
      </style:paragraph-properties>
      <style:text-properties style:font-name="Times New Roman" fo:font-size="12pt" style:font-size-asian="12pt" style:language-asian="en" style:country-asian="GB" fo:hyphenate="false"/>
    </style:style>
    <style:style style:name="Stils1Rakstz." style:display-name="Stils1 Rakstz." style:family="text" style:parent-style-name="Noklusējumarindkopasfonts">
      <style:text-properties style:font-name="Times New Roman" fo:font-size="12pt" style:font-size-asian="12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ana Putnina</meta:initial-creator>
    <dc:creator>Diana Putnina</dc:creator>
    <meta:creation-date>2020-12-16T18:19:00Z</meta:creation-date>
    <dc:date>2020-12-16T18:20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